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-asian="Microsoft YaHei" style:font-size-asian="12pt" style:font-weight-asian="normal" loext:padding="0in" loext:border="none"/>
    </style:style>
    <style:style style:name="P3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4" style:family="paragraph" style:parent-style-name="Heading_20_1">
      <style:text-properties fo:font-variant="normal" fo:text-transform="none" fo:letter-spacing="normal" fo:background-color="#ffffff" loext:padding="0in" loext:border="non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6" style:family="paragraph" style:parent-style-name="Preformatted_20_Text">
      <style:paragraph-properties fo:margin-top="0in" fo:margin-bottom="0in" loext:contextual-spacing="false" style:line-height-at-least="0.2291in" fo:padding="0in" fo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-asian="Microsoft YaHei" style:font-size-asian="18pt" style:font-style-asian="normal" style:font-weight-asian="normal"/>
    </style:style>
    <style:style style:name="T3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4" style:family="text">
      <style:text-properties fo:font-variant="normal" fo:text-transform="none" fo:color="#858585" style:font-name="apple-system" fo:font-size="10.5pt" fo:letter-spacing="normal" fo:font-style="normal" fo:font-weight="normal" fo:background-color="#ffffff" loext:char-shading-value="0" loext:padding="0in" loext:border="none"/>
    </style:style>
    <style:style style:name="T5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6" style:family="text">
      <style:text-properties fo:font-variant="normal" fo:text-transform="none" fo:color="#858585" fo:letter-spacing="normal" fo:background-color="#ffffff" loext:char-shading-value="0" style:font-name-asian="apple-system" style:font-size-asian="10.5pt" style:font-style-asian="normal" style:font-weight-asian="normal" loext:padding="0in" loext:border="none"/>
    </style:style>
    <style:style style:name="T7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transparent" loext:char-shading-value="0" style:font-name-asian="Microsoft YaHei" style:font-size-asian="10.5pt" style:font-style-asian="normal" style:font-weight-asian="normal" loext:padding="0in" loext:border="none"/>
    </style:style>
    <style:style style:name="T8" style:family="text">
      <style:text-properties fo:color="#4d4d4d" style:font-name-asian="Microsoft YaHei" style:font-size-asian="9pt" loext:padding="0in" loext:border="none"/>
    </style:style>
    <style:style style:name="T9" style:family="text">
      <style:text-properties fo:color="#3399ea" style:text-line-through-style="none" style:text-line-through-type="none" style:text-underline-style="none" style:text-blinking="false" fo:background-color="transparent" loext:char-shading-value="0" style:font-name-asian="Microsoft YaHei" style:font-size-asian="9pt" loext:padding="0in" loext:border="none"/>
    </style:style>
    <style:style style:name="T10" style:family="text">
      <style:text-properties fo:color="#3399ea" style:text-line-through-style="none" style:text-line-through-type="none" style:font-name="Microsoft YaHei" fo:font-size="10.5pt" style:text-underline-style="none" style:text-blinking="false" fo:background-color="transparent" loext:char-shading-value="0" loext:padding="0in" loext:border="none"/>
    </style:style>
    <style:style style:name="T11" style:family="text">
      <style:text-properties fo:color="#4f4f4f" style:font-name="Microsoft YaHei" fo:font-size="10.5pt" fo:background-color="#f6f8fa" loext:char-shading-value="0" loext:padding="0in" loext:border="none"/>
    </style:style>
    <style:style style:name="T12" style:family="text">
      <style:text-properties fo:color="#4f4f4f" style:font-name="Source Code Pro" fo:font-size="10.5pt" fo:background-color="#f6f8fa" loext:char-shading-value="0" loext:padding="0in" loext:border="none"/>
    </style:style>
    <style:style style:name="T13" style:family="text">
      <style:text-properties fo:color="#4f4f4f" fo:background-color="#f6f8fa" loext:char-shading-value="0" style:font-name-asian="Source Code Pro" style:font-size-asian="10.5pt" loext:padding="0in" loext:border="none"/>
    </style:style>
    <style:style style:name="T14" style:family="text">
      <style:text-properties fo:color="#4f4f4f" fo:background-color="#f6f8fa" loext:char-shading-value="0" loext:padding="0in" loext:border="none"/>
    </style:style>
    <style:style style:name="T15" style:family="text">
      <style:text-properties fo:color="#4f4f4f" fo:background-color="#f6f8fa" loext:char-shading-value="0" style:font-name-asian="Microsoft YaHei" style:font-size-asian="10.5pt" loext:padding="0in" loext:border="none"/>
    </style:style>
    <style:style style:name="T16" style:family="text">
      <style:text-properties fo:color="#006666" style:font-name="Microsoft YaHei" fo:font-size="10.5pt" fo:background-color="#f6f8fa" loext:char-shading-value="0" loext:padding="0in" loext:border="none"/>
    </style:style>
    <style:style style:name="T17" style:family="text">
      <style:text-properties fo:color="#000088" style:font-name="Microsoft YaHei" fo:font-size="10.5pt" fo:background-color="#f6f8fa" loext:char-shading-value="0" loext:padding="0in" loext:border="none"/>
    </style:style>
    <style:style style:name="T18" style:family="text">
      <style:text-properties fo:color="#009900" style:font-name="Microsoft YaHei" fo:font-size="10.5pt" fo:background-color="#f6f8fa" loext:char-shading-value="0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/proc</text:span><text:span text:style-name="T2">、</text:span><text:span text:style-name="T1">/dev</text:span><text:span text:style-name="T2">、</text:span><text:span text:style-name="T1">/sys</text:span></text:h>
      <text:p text:style-name="P3"><text:span text:style-name="T3">2016</text:span><text:span text:style-name="T5">年</text:span><text:span text:style-name="T3">10</text:span><text:span text:style-name="T5">月</text:span><text:span text:style-name="T3">28</text:span><text:span text:style-name="T5">日 </text:span><text:span text:style-name="T3">21:33:41</text:span><text:span text:style-name="T4"> </text:span><text:a xlink:type="simple" xlink:href="https://me.csdn.net/hua_zai_arm" office:target-frame-name="_blank" xlink:show="new" text:style-name="Internet_20_link" text:visited-style-name="Visited_20_Internet_20_Link"><text:span text:style-name="T7">世界从而改变</text:span></text:a><text:span text:style-name="T6"> </text:span><text:span text:style-name="T5">阅读数 </text:span><text:span text:style-name="T3">1369</text:span></text:p>
      <text:section text:style-name="Sect1" text:name="article_content">
        <text:p text:style-name="P1"><text:span text:style-name="T8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9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10">CC 4.0 by-sa </text:span></text:a><text:span text:style-name="T8">版权协议，转载请附上原文出处链接和本声明。</text:span></text:p>
        <text:p text:style-name="P1"><text:span text:style-name="T8">本文链接：</text:span><text:a xlink:type="simple" xlink:href="https://blog.csdn.net/hua_zai_arm/article/details/52959998" text:style-name="Internet_20_link" text:visited-style-name="Visited_20_Internet_20_Link"><text:span text:style-name="T10">https://blog.csdn.net/hua_zai_arm/article/details/52959998</text:span></text:a></text:p>
        <text:section text:style-name="Sect1" text:name="content_views">
          <text:p text:style-name="P2">三个文件都是在内存上的，掉电丢失</text:p>
          <text:p text:style-name="P5"><text:span text:style-name="Source_20_Text"><text:span text:style-name="T16">1</text:span></text:span><text:span text:style-name="Source_20_Text"><text:span text:style-name="T12"> <text:s/>/proc <text:s text:c="4"/></text:span></text:span><text:span text:style-name="Source_20_Text"><text:span text:style-name="T13">存放系统信息， </text:span></text:span><text:span text:style-name="Source_20_Text"><text:span text:style-name="T12">cpu</text:span></text:span><text:span text:style-name="Source_20_Text"><text:span text:style-name="T13">，</text:span></text:span><text:span text:style-name="Source_20_Text"><text:span text:style-name="T12">mem</text:span></text:span><text:span text:style-name="Source_20_Text"><text:span text:style-name="T13">， </text:span></text:span><text:span text:style-name="Source_20_Text"><text:span text:style-name="T12">devices</text:span></text:span><text:span text:style-name="Source_20_Text"><text:span text:style-name="T13">，</text:span></text:span><text:span text:style-name="Source_20_Text"><text:span text:style-name="T12">interupt</text:span></text:span></text:p>
          <text:p text:style-name="P6"><text:span text:style-name="Source_20_Text"><text:span text:style-name="T14"><text:s text:c="13"/></text:span></text:span><text:span text:style-name="Source_20_Text"><text:span text:style-name="T12">cat /proc/devices</text:span></text:span></text:p>
          <text:p text:style-name="P6"><text:span text:style-name="Source_20_Text"><text:span text:style-name="T14"><text:s text:c="13"/></text:span></text:span><text:span text:style-name="Source_20_Text"><text:span text:style-name="T12">cat /proc/interrupt</text:span></text:span></text:p>
          <text:p text:style-name="P5"><text:span text:style-name="Source_20_Text"><text:span text:style-name="T14"><text:s text:c="13"/></text:span></text:span><text:span text:style-name="Source_20_Text"><text:span text:style-name="T12">cat /proc/</text:span></text:span><text:span text:style-name="Source_20_Text"><text:span text:style-name="T16">1</text:span></text:span><text:span text:style-name="Source_20_Text"><text:span text:style-name="T12">/schedstat</text:span></text:span></text:p>
          <text:p text:style-name="P6"/>
          <text:p text:style-name="P5"><text:span text:style-name="Source_20_Text"><text:span text:style-name="T16">2</text:span></text:span><text:span text:style-name="Source_20_Text"><text:span text:style-name="T12"> <text:s/>/dev <text:s text:c="5"/></text:span></text:span><text:span text:style-name="Source_20_Text"><text:span text:style-name="T13">存放设备节点的</text:span></text:span><text:span text:style-name="Source_20_Text"><text:span text:style-name="T12">(ls -l /dev/xxx </text:span></text:span><text:span text:style-name="Source_20_Text"><text:span text:style-name="T13">查看主次设备号</text:span></text:span><text:span text:style-name="Source_20_Text"><text:span text:style-name="T12">)</text:span></text:span></text:p>
          <text:p text:style-name="P6"/>
          <text:p text:style-name="P5"><text:span text:style-name="Source_20_Text"><text:span text:style-name="T16">3</text:span></text:span><text:span text:style-name="Source_20_Text"><text:span text:style-name="T12"> <text:s/>/sys <text:s text:c="5"/></text:span></text:span><text:span text:style-name="Source_20_Text"><text:span text:style-name="T13">存放驱动的信息（平台总线）： </text:span></text:span><text:span text:style-name="Source_20_Text"><text:span text:style-name="T12">class_create , device_create</text:span></text:span></text:p>
          <text:p text:style-name="P6"><text:span text:style-name="Source_20_Text"><text:span text:style-name="T14"><text:s text:c="13"/></text:span></text:span><text:span text:style-name="Source_20_Text"><text:span text:style-name="T12">/sys/dev <text:s text:c="15"/>block,char </text:span></text:span><text:span text:style-name="Source_20_Text"><text:span text:style-name="T13">主次设备号</text:span></text:span></text:p>
          <text:p text:style-name="P6"/>
          <text:p text:style-name="P6"><text:span text:style-name="Source_20_Text"><text:span text:style-name="T14"><text:s text:c="13"/></text:span></text:span><text:span text:style-name="Source_20_Text"><text:span text:style-name="T12">/sys/bus/xxx</text:span></text:span><text:span text:style-name="Source_20_Text"><text:span text:style-name="T13">（各种总线） <text:s text:c="5"/></text:span></text:span><text:span text:style-name="Source_20_Text"><text:span text:style-name="T12">device</text:span></text:span><text:span text:style-name="Source_20_Text"><text:span text:style-name="T13">，</text:span></text:span><text:span text:style-name="Source_20_Text"><text:span text:style-name="T12">driver</text:span></text:span><text:span text:style-name="Source_20_Text"><text:span text:style-name="T13">注册到不同的总线：</text:span></text:span><text:span text:style-name="Source_20_Text"><text:span text:style-name="T12">platform</text:span></text:span><text:span text:style-name="Source_20_Text"><text:span text:style-name="T13">、</text:span></text:span><text:span text:style-name="Source_20_Text"><text:span text:style-name="T12">i2c</text:span></text:span><text:span text:style-name="Source_20_Text"><text:span text:style-name="T13">、</text:span></text:span><text:span text:style-name="Source_20_Text"><text:span text:style-name="T12">usb...</text:span></text:span></text:p>
          <text:p text:style-name="P6"><text:span text:style-name="Source_20_Text"><text:span text:style-name="T14"><text:s text:c="24"/></text:span></text:span><text:span text:style-name="Source_20_Text"><text:span text:style-name="T13">（</text:span></text:span><text:span text:style-name="Source_20_Text"><text:span text:style-name="T12">uevent</text:span></text:span><text:span text:style-name="Source_20_Text"><text:span text:style-name="T13">：</text:span></text:span><text:span text:style-name="Source_20_Text"><text:span text:style-name="T12">driver</text:span></text:span><text:span text:style-name="Source_20_Text"><text:span text:style-name="T13">、</text:span></text:span><text:span text:style-name="Source_20_Text"><text:span text:style-name="T12">device</text:span></text:span><text:span text:style-name="Source_20_Text"><text:span text:style-name="T13">匹对的名字）</text:span></text:span></text:p>
          <text:p text:style-name="P6"/>
          <text:p text:style-name="P6"><text:span text:style-name="Source_20_Text"><text:span text:style-name="T14"><text:s text:c="13"/></text:span></text:span><text:span text:style-name="Source_20_Text"><text:span text:style-name="T12">/sys/devices</text:span></text:span><text:span text:style-name="Source_20_Text"><text:span text:style-name="T13">（源头） <text:s text:c="5"/>记录系统所有的设备 （</text:span></text:span><text:span text:style-name="Source_20_Text"><text:span text:style-name="T12">struct devices </text:span></text:span><text:span text:style-name="Source_20_Text"><text:span text:style-name="T13">）</text:span></text:span></text:p>
          <text:p text:style-name="P6"/>
          <text:p text:style-name="P5"><text:span text:style-name="Source_20_Text"><text:span text:style-name="T14"><text:s text:c="13"/></text:span></text:span><text:span text:style-name="Source_20_Text"><text:span text:style-name="T12">/sys/</text:span></text:span><text:span text:style-name="Source_20_Text"><text:span text:style-name="T17">class</text:span></text:span><text:span text:style-name="Source_20_Text"><text:span text:style-name="T11">/&lt;</text:span></text:span><text:span text:style-name="Source_20_Text"><text:span text:style-name="T15">类名</text:span></text:span><text:span text:style-name="Source_20_Text"><text:span text:style-name="T11">&gt;/xxx <text:s text:c="3"/></text:span></text:span><text:span text:style-name="Source_20_Text"><text:span text:style-name="T15">分类查看驱动信息：</text:span></text:span></text:p>
          <text:p text:style-name="P5"><text:span text:style-name="Source_20_Text"><text:span text:style-name="T14"><text:s text:c="13"/></text:span></text:span><text:span text:style-name="Source_20_Text"><text:span text:style-name="T12">cd <text:s/>/sys/</text:span></text:span><text:span text:style-name="Source_20_Text"><text:span text:style-name="T17">class</text:span></text:span><text:span text:style-name="Source_20_Text"><text:span text:style-name="T11">/input/event0/device</text:span></text:span></text:p>
          <text:p text:style-name="P5"><text:span text:style-name="Source_20_Text"><text:span text:style-name="T14"><text:s text:c="13"/></text:span></text:span><text:span text:style-name="Source_20_Text"><text:span text:style-name="T12">/sys/</text:span></text:span><text:span text:style-name="Source_20_Text"><text:span text:style-name="T17">class</text:span></text:span><text:span text:style-name="Source_20_Text"><text:span text:style-name="T11">/input/event0/device$ <text:s/>cat name</text:span></text:span></text:p>
          <text:p text:style-name="P5"><text:span text:style-name="Source_20_Text"><text:span text:style-name="T14"><text:s text:c="14"/></text:span></text:span><text:span text:style-name="Source_20_Text"><text:span text:style-name="T18">Power</text:span></text:span><text:span text:style-name="Source_20_Text"><text:span text:style-name="T12"> </text:span></text:span><text:span text:style-name="Source_20_Text"><text:span text:style-name="T18">Button</text:span></text:span><text:span text:style-name="Source_20_Text"><text:span text:style-name="T12"> <text:s text:c="3"/></text:span></text:span></text:p>
          <text:p text:style-name="P6"/>
          <text:p text:style-name="P6"/>
          <text:p text:style-name="P6"><text:span text:style-name="Source_20_Text"><text:span text:style-name="T13">说明：</text:span></text:span><text:span text:style-name="Source_20_Text"><text:span text:style-name="T12">device</text:span></text:span><text:span text:style-name="Source_20_Text"><text:span text:style-name="T13">、</text:span></text:span><text:span text:style-name="Source_20_Text"><text:span text:style-name="T12">driver</text:span></text:span><text:span text:style-name="Source_20_Text"><text:span text:style-name="T13">都可以在</text:span></text:span><text:span text:style-name="Source_20_Text"><text:span text:style-name="T12">/sys/bus <text:s/></text:span></text:span><text:span text:style-name="Source_20_Text"><text:span text:style-name="T13">的总线上找到</text:span></text:span><text:span text:style-name="Source_20_Text"><text:span text:style-name="T12">device</text:span></text:span><text:span text:style-name="Source_20_Text"><text:span text:style-name="T13">、</text:span></text:span><text:span text:style-name="Source_20_Text"><text:span text:style-name="T12">dirver</text:span></text:span><text:span text:style-name="Source_20_Text"><text:span text:style-name="T13">的信息。</text:span></text:span></text:p>
          <text:p text:style-name="P6"><text:span text:style-name="Source_20_Text"><text:span text:style-name="T14"><text:s text:c="5"/></text:span></text:span><text:span text:style-name="Source_20_Text"><text:span text:style-name="T12">/sys/device </text:span></text:span><text:span text:style-name="Source_20_Text"><text:span text:style-name="T13">是所以</text:span></text:span><text:span text:style-name="Source_20_Text"><text:span text:style-name="T12">devices</text:span></text:span><text:span text:style-name="Source_20_Text"><text:span text:style-name="T13">的源头，</text:span></text:span><text:span text:style-name="Source_20_Text"><text:span text:style-name="T12">driver</text:span></text:span><text:span text:style-name="Source_20_Text"><text:span text:style-name="T13">可以在 </text:span></text:span><text:span text:style-name="Source_20_Text"><text:span text:style-name="T12">/sys/bus/xxx/driver</text:span></text:span><text:span text:style-name="Source_20_Text"><text:span text:style-name="T13">中找到。</text:span></text:span></text:p>
          <text:p text:style-name="P6"/>
          <text:p text:style-name="P5"><text:span text:style-name="Source_20_Text"><text:span text:style-name="T14"><text:s text:c="4"/></text:span></text:span><text:span text:style-name="Source_20_Text"><text:span text:style-name="T13">创建设备节点的时候</text:span></text:span><text:span text:style-name="Source_20_Text"><text:span text:style-name="T18">:</text:span></text:span></text:p>
          <text:p text:style-name="P6"><text:span text:style-name="Source_20_Text"><text:span text:style-name="T14"><text:s text:c="8"/></text:span></text:span><text:span text:style-name="Source_20_Text"><text:span text:style-name="T12">device_create();</text:span></text:span></text:p>
          <text:p text:style-name="P5"><text:span text:style-name="Source_20_Text"><text:span text:style-name="T14"><text:s text:c="8"/></text:span></text:span><text:span text:style-name="Source_20_Text"><text:span text:style-name="T13">在</text:span></text:span><text:span text:style-name="Source_20_Text"><text:span text:style-name="T12">/sys/</text:span></text:span><text:span text:style-name="Source_20_Text"><text:span text:style-name="T17">class</text:span></text:span><text:span text:style-name="Source_20_Text"><text:span text:style-name="T11">/xxx/uevent <text:s text:c="2"/>//uevent</text:span></text:span><text:span text:style-name="Source_20_Text"><text:span text:style-name="T15">记录主次设备号，</text:span></text:span><text:span text:style-name="Source_20_Text"><text:span text:style-name="T11">name</text:span></text:span></text:p>
          <text:p text:style-name="P6"><text:span text:style-name="Source_20_Text"><text:span text:style-name="T14"><text:s text:c="4"/></text:span></text:span><text:span text:style-name="Source_20_Text"><text:span text:style-name="T12">mdev -s <text:s/>(</text:span></text:span><text:span text:style-name="Source_20_Text"><text:span text:style-name="T13">手动挂载 </text:span></text:span><text:span text:style-name="Source_20_Text"><text:span text:style-name="T12">mknod /dev/xxx c <text:s/></text:span></text:span><text:span text:style-name="Source_20_Text"><text:span text:style-name="T13">主 <text:s/>次</text:span></text:span><text:span text:style-name="Source_20_Text"><text:span text:style-name="T12">)</text:span></text:span></text:p>
          <text:p text:style-name="P5"><text:span text:style-name="Source_20_Text"><text:span text:style-name="T14"><text:s text:c="8"/></text:span></text:span><text:span text:style-name="Source_20_Text"><text:span text:style-name="T12">/sys/</text:span></text:span><text:span text:style-name="Source_20_Text"><text:span text:style-name="T17">class</text:span></text:span><text:span text:style-name="Source_20_Text"><text:span text:style-name="T11">/xxx/uevent <text:s text:c="3"/>//</text:span></text:span><text:span text:style-name="Source_20_Text"><text:span text:style-name="T15">遍历</text:span></text:span><text:span text:style-name="Source_20_Text"><text:span text:style-name="T11">/sys/class/</text:span></text:span><text:span text:style-name="Source_20_Text"><text:span text:style-name="T15">下的所有</text:span></text:span><text:span text:style-name="Source_20_Text"><text:span text:style-name="T11">uevent,</text:span></text:span><text:span text:style-name="Source_20_Text"><text:span text:style-name="T15">把名字挂载为</text:span></text:span><text:span text:style-name="Source_20_Text"><text:span text:style-name="T11">/dev/xxx </text:span>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6:10:05.606881679</meta:creation-date>
    <dc:date>2019-08-19T16:10:59.151430589</dc:date>
    <meta:editing-duration>PT53S</meta:editing-duration>
    <meta:editing-cycles>1</meta:editing-cycles>
    <meta:document-statistic meta:table-count="0" meta:image-count="0" meta:object-count="0" meta:page-count="1" meta:paragraph-count="26" meta:word-count="322" meta:character-count="1168" meta:non-whitespace-character-count="866"/>
    <meta:generator>LibreOffice/5.1.6.2$Linux_X86_64 LibreOffice_project/10m0$Build-2</meta:generator>
  </office:meta>
</office:document-meta>
</file>